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atic variable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/07/2011</text:date>, <text:time>15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4T15:59:12</dc:date>
    <dc:creator>Ibrahima </dc:creator>
    <meta:generator>OpenOffice.org/3.2$Linux OpenOffice.org_project/320m19$Build-9505</meta:generator>
    <meta:editing-duration>PT04H06M09S</meta:editing-duration>
    <meta:editing-cycles>19</meta:editing-cycles>
    <meta:document-statistic meta:table-count="1" meta:cell-count="1710" meta:object-count="0"/>
  </office:meta>
</office:document-meta>
</file>